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4" style:family="paragraph" style:parent-style-name="Standard"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P5" style:family="paragraph" style:parent-style-name="Standard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9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P10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language="en" fo:country="US"/>
    </style:style>
    <style:style style:name="T5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inführung <text:s/>in <text:s/>HTM Layout</text:p>
      <text:p text:style-name="Standard"/>
      <text:p text:style-name="Standard">Beispiele sind alle auf der w3schools Webseite unter HTML: <text:tab/><text:tab/><text:tab/><text:a xlink:type="simple" xlink:href="https://www.w3schools.com/css/default.asp" office:target-frame-name="_top" xlink:show="replace" text:style-name="Internet_20_link" text:visited-style-name="Visited_20_Internet_20_Link"><text:span text:style-name="Absatz-Standardschriftart"><text:span text:style-name="T1">https://www.w3schools.com/css/default.asp</text:span></text:span></text:a></text:p>
      <text:p text:style-name="P1"/>
      <text:p text:style-name="P1"/>
      <text:p text:style-name="Standard"><text:span text:style-name="Absatz-Standardschriftart"><text:span text:style-name="T3">Welche neuen HTML Tags werden für's Layout verwendet? </text:span></text:span>→ Links Thema:<text:span text:style-name="Absatz-Standardschriftart"><text:span text:style-name="T2"> HTML Layout</text:span></text:span></text:p>
      <text:p text:style-name="Standard"/>
      <text:p text:style-name="P1">________________________________________________________________________________</text:p>
      <text:p text:style-name="P2"/>
      <text:p text:style-name="P2">Mit welchem bereits bekannten Tag sind diese gleich zu setzen?</text:p>
      <text:p text:style-name="Standard"/>
      <text:p text:style-name="P1">________________________________________________________________________________</text:p>
      <text:p text:style-name="P2"/>
      <text:p text:style-name="P2">Welche Vorteile hat der Einsatz dieser Tags?</text:p>
      <text:p text:style-name="Standard"/>
      <text:p text:style-name="P1">________________________________________________________________________________</text:p>
      <text:p text:style-name="P2"/>
      <text:p text:style-name="P7"/>
      <text:p text:style-name="P2"/>
      <text:p text:style-name="P8"/>
      <text:p text:style-name="Standard"/>
      <text:p text:style-name="Standard">Welchen Vorteil hat das Setzen des Viewports? → Links Thema:<text:span text:style-name="Absatz-Standardschriftart"><text:span text:style-name="T2"> HTML Responsive</text:span></text:span></text:p>
      <text:p text:style-name="Standard"><text:span text:style-name="Absatz-Standardschriftart"><text:span text:style-name="T2"/></text:span></text:p>
      <text:p text:style-name="P6"/>
      <text:p text:style-name="Standard"/>
      <text:p text:style-name="P6"/>
      <text:p text:style-name="P3"/>
      <text:p text:style-name="P4">Was sind responsive Images?</text:p>
      <text:p text:style-name="P4"/>
      <text:p text:style-name="P9"/>
      <text:p text:style-name="P3"/>
      <text:p text:style-name="P4">Was ist der Unterschied zwischen der Verwendung von width und max-width?</text:p>
      <text:p text:style-name="P4"/>
      <text:p text:style-name="P9"/>
      <text:p text:style-name="P3"/>
      <text:p text:style-name="P5">Wozu dient height=auto im max-width Beispiel?</text:p>
      <text:p text:style-name="P3"/>
      <text:p text:style-name="P4"/>
      <text:p text:style-name="P9"/>
      <text:p text:style-name="P3"/>
      <text:p text:style-name="P4">Was ermöglicht das &lt;picture&gt; Element?</text:p>
      <text:p text:style-name="P4"/>
      <text:p text:style-name="P9"/>
      <text:p text:style-name="P3"/>
      <text:p text:style-name="P4">Was bedeutet 'vw' für responsive Texte?</text:p>
      <text:p text:style-name="P4"/>
      <text:p text:style-name="P9"/>
      <text:p text:style-name="P3"/>
      <text:p text:style-name="P3"/>
      <text:p text:style-name="P4"><text:soft-page-break/>Wie lässt sich das Device ermitteln in CSS?</text:p>
      <text:p text:style-name="P4"/>
      <text:p text:style-name="P9"/>
      <text:p text:style-name="P3"/>
      <text:p text:style-name="P3"><text:span text:style-name="T5">Probieren Sie die Responsive Webseite aus unter </text:span>→ Links Thema:<text:span text:style-name="Absatz-Standardschriftart"> HTML Responsive</text:span></text:p>
      <text:p text:style-name="P3"><text:span text:style-name="Absatz-Standardschriftart"><text:span text:style-name="T5"><text:tab/><text:tab/><text:tab/><text:tab/><text:tab/><text:tab/><text:tab/></text:span></text:span><text:span text:style-name="Absatz-Standardschriftart">→ Responsive Web Page</text:span></text:p>
      <text:p text:style-name="P3"><text:span text:style-name="Absatz-Standardschriftart"><text:span text:style-name="T5">Was macht die Seite Responsive?</text:span></text:span></text:p>
      <text:p text:style-name="P6"/>
      <text:p text:style-name="P3"/>
      <text:p text:style-name="P6"/>
      <text:p text:style-name="P3"/>
      <text:p text:style-name="P6"/>
      <text:p text:style-name="P3"/>
      <text:p text:style-name="P6"/>
      <text:p text:style-name="P3"/>
      <text:p text:style-name="P3"/>
      <text:p text:style-name="P3"/>
      <text:p text:style-name="P3">Themen:</text:p>
      <text:p text:style-name="P3"/>
      <text:p text:style-name="P4">HTML5 Layout </text:p>
      <text:p text:style-name="P4">Responsive</text:p>
      <text:p text:style-name="Standard"><text:span text:style-name="Absatz-Standardschriftart"><text:span text:style-name="T4">https://validator.w3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10-19T18:17:16.72</meta:creation-date>
    <meta:editing-cycles>11</meta:editing-cycles>
    <meta:editing-duration>PT2H59M46S</meta:editing-duration>
    <dc:date>2017-11-04T21:55:09.67</dc:date>
    <dc:creator>Yvonne Fitzgerald</dc:creator>
    <meta:printed-by>Yvonne Fitzgerald</meta:printed-by>
    <meta:print-date>2017-10-19T18:22:53.65</meta:print-date>
    <meta:document-statistic meta:table-count="0" meta:image-count="0" meta:object-count="0" meta:page-count="2" meta:paragraph-count="22" meta:word-count="125" meta:character-count="1085"/>
  </office:meta>
</office:document-meta>
</file>